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 fo:background-color="#ffffff">
        <style:background-image/>
      </style:paragraph-properties>
    </style:style>
    <style:style style:name="P2" style:family="paragraph" style:parent-style-name="Standard">
      <style:paragraph-properties fo:margin-left="0cm" fo:margin-right="0cm" fo:orphans="2" fo:widows="2" fo:text-indent="0cm" style:auto-text-indent="false" fo:background-color="#ffffff">
        <style:background-image/>
      </style:paragraph-properties>
      <style:text-properties fo:color="#111111"/>
    </style:style>
    <style:style style:name="P3" style:family="paragraph" style:parent-style-name="Text_20_body">
      <style:paragraph-properties fo:margin-left="0cm" fo:margin-right="0cm" fo:orphans="2" fo:widows="2" fo:text-indent="0cm" style:auto-text-indent="false" fo:background-color="#ffffff">
        <style:background-image/>
      </style:paragraph-properties>
      <style:text-properties fo:font-variant="normal" fo:text-transform="none" fo:color="#111111" style:font-name="Open Sans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top="0cm" fo:margin-bottom="0cm" fo:orphans="2" fo:widows="2" fo:background-color="#ffffff" fo:padding="0cm" fo:border="none">
        <style:background-image/>
      </style:paragraph-properties>
      <style:text-properties fo:font-variant="normal" fo:text-transform="none" fo:color="#111111" style:font-name="Open Sans" fo:font-size="12pt" fo:letter-spacing="normal" fo:font-style="normal" fo:font-weight="normal"/>
    </style:style>
    <style:style style:name="P5" style:family="paragraph" style:parent-style-name="Text_20_body" style:list-style-name="L1">
      <style:paragraph-properties fo:orphans="2" fo:widows="2" fo:background-color="#ffffff" fo:padding="0cm" fo:border="none">
        <style:background-image/>
      </style:paragraph-properties>
      <style:text-properties fo:font-variant="normal" fo:text-transform="none" fo:color="#111111" style:font-name="Open Sans" fo:font-size="12pt" fo:letter-spacing="normal" fo:font-style="normal" fo:font-weight="normal"/>
    </style:style>
    <style:style style:name="P6" style:family="paragraph" style:parent-style-name="Preformatted_20_Text">
      <style:paragraph-properties fo:margin-left="0cm" fo:margin-right="0cm" fo:orphans="2" fo:widows="2" fo:text-indent="0cm" style:auto-text-indent="false" fo:background-color="#ffffff">
        <style:background-image/>
      </style:paragraph-properties>
      <style:text-properties fo:color="#111111"/>
    </style:style>
    <style:style style:name="T1" style:family="text">
      <style:text-properties fo:font-variant="normal" fo:text-transform="none" fo:color="#111111" style:font-name="Times New Roman" fo:font-size="12pt" fo:letter-spacing="normal" fo:font-style="normal" fo:font-weight="normal"/>
    </style:style>
    <style:style style:name="T2" style:family="text">
      <style:text-properties fo:font-variant="normal" fo:text-transform="none" fo:color="#111111" style:font-name="Times New Roman" fo:letter-spacing="normal"/>
    </style:style>
    <style:style style:name="T3" style:family="text">
      <style:text-properties fo:font-variant="normal" fo:text-transform="none" fo:font-size="12pt" fo:letter-spacing="normal" fo:font-style="normal" fo:font-weight="normal"/>
    </style:style>
    <style:style style:name="T4" style:family="text">
      <style:text-properties style:font-name="Times New Roman"/>
    </style:style>
    <style:style style:name="T5" style:family="text">
      <style:text-properties fo:color="#111111" style:font-name="Times New Roman"/>
    </style:style>
    <style:style style:name="T6" style:family="text">
      <style:text-properties fo:color="#111111" style:font-name="Times New Roman" fo:font-size="12pt" fo:letter-spacing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d *</text:p>
      <text:p text:style-name="Standard">commit -m "szöveg" </text:p>
      <text:p text:style-name="Standard">push</text:p>
      <text:p text:style-name="Standard"/>
      <text:p text:style-name="Standard">Lokális repo és távoli összekötése. Ha nem klónozással, azaz nem a távoli repot másolva hoztuk létre a lokális repot, ezzel a paranccsal tudjuk összekötni a távolit a helyi repoval. </text:p>
      <text:p text:style-name="Standard">git remote add origin https://github.com/Training360/repo_neve </text:p>
      <text:p text:style-name="Standard"/>
      <text:p text:style-name="Standard">Áttöltés a távoli repo-ba. Ez a parancs csak az után érvényes, hogy a távoli és a lokális repot összekapcsoltuk. A távoli repo alapértelmezetten az origin, és annak is a master ága: git push origin master </text:p>
      <text:p text:style-name="Standard"/>
      <text:p text:style-name="Standard">3 féle verziokezeló</text:p>
      <text:p text:style-name="Standard">local database</text:p>
      <text:p text:style-name="Standard">central database</text:p>
      <text:p text:style-name="Standard">kettő ötvözése</text:p>
      <text:p text:style-name="Standard"/>
      <text:p text:style-name="Standard"/>
      <text:p text:style-name="P1"><text:span text:style-name="T1">A git egy </text:span><text:span text:style-name="Emphasis"><text:span text:style-name="T6">elosztott verziókövető rendszer</text:span></text:span><text:span text:style-name="T2"> </text:span><text:span text:style-name="T1">(distributed version control system). Ez azt jelenti, hogy minden egyes tároló azonos és egyenrangú.</text:span><text:span text:style-name="T5"> </text:span></text:p>
      <text:p text:style-name="P2"><text:span text:style-name="T4"/></text:p>
      <text:p text:style-name="P3"><text:span text:style-name="T4">A gitet Linus Torvalds fejlesztette, hogy tudja követni a Linux kernel fájljait. A következő célokat tűzte ki:</text:span></text:p>
      <text:list xml:id="list7283539770847703906" text:style-name="L1">
        <text:list-item>
          <text:p text:style-name="P4">Sebesség</text:p>
        </text:list-item>
        <text:list-item>
          <text:p text:style-name="P4">Egyszerűség</text:p>
        </text:list-item>
        <text:list-item>
          <text:p text:style-name="P4">Elágazások (branchek) támogatása</text:p>
        </text:list-item>
        <text:list-item>
          <text:p text:style-name="P4">Nagy projektek gyors és hatékony támogatása (pl. a Linux kernel)</text:p>
        </text:list-item>
        <text:list-item>
          <text:p text:style-name="P5">A teljes elosztottság</text:p>
        </text:list-item>
      </text:list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>git config --global user.name User name lekérdezése</text:span></text:p>
      <text:p text:style-name="P6"><text:span text:style-name="Source_20_Text"><text:span text:style-name="T3">git init projektem <text:s/>új repo</text:span></text:span></text:p>
      <text:p text:style-name="P6"><text:span text:style-name="Source_20_Text"><text:span text:style-name="T3">képernyő törlés cls</text:span></text:span></text:p>
      <text:p text:style-name="P6"><text:span text:style-name="Source_20_Text"><text:span text:style-name="T3"/></text:span></text:p>
      <text:p text:style-name="P6"><text:span text:style-name="Source_20_Text"><text:span text:style-name="T3">git revert 052ff5119f52579185032e6ea8951131b7b12bee --no-edit &amp;&amp; git push <text:s/>COMMIT visszavonása</text:span></text:span></text:p>
      <text:p text:style-name="P6"><text:span text:style-name="Source_20_Text"><text:span text:style-name="T3">revertet használunk, ha már pusholtunk is</text:span></text:span></text:p>
      <text:p text:style-name="P6"><text:span text:style-name="Source_20_Text"><text:span text:style-name="T3"/></text:span></text:p>
      <text:p text:style-name="P6"><text:span text:style-name="Source_20_Text"><text:span text:style-name="T3">git reset ha nem pusholtuk</text:span></text:span></text:p>
      <text:p text:style-name="P6"><text:span text:style-name="Source_20_Text"><text:span text:style-name="T3">git lop összes előző verzió azonosítóval</text:span></text:span></text:p>
      <text:p text:style-name="P6"><text:span text:style-name="Source_20_Text"><text:span text:style-name="T3">git reset + azonosító + --hard</text:span></text:span></text:p>
      <text:p text:style-name="P6"><text:span text:style-name="Source_20_Text"><text:span text:style-name="T3"/></text:span></text:p>
      <text:p text:style-name="P6"><text:span text:style-name="Source_20_Text"><text:span text:style-name="T3"/></text:span></text:p>
      <text:p text:style-name="P2"><text:span text:style-name="T4"/></text:p>
      <text:p text:style-name="P2"><text:span text:style-name="T4">git log</text:span></text:p>
      <text:p text:style-name="P2"><text:span text:style-name="T4">--follow egy fájlt követ</text:span></text:p>
      <text:p text:style-name="P2"><text:span text:style-name="T4"/></text:p>
      <text:p text:style-name="P2"><text:span text:style-name="T4">git diff</text:span></text:p>
      <text:p text:style-name="P2"><text:span text:style-name="T4">git diff –name-only eltérések</text:span></text:p>
      <text:p text:style-name="P2"><text:span text:style-name="T4"/></text:p>
      <text:p text:style-name="P2"><text:soft-page-break/><text:span text:style-name="T4">git status -s</text:span></text:p>
      <text:p text:style-name="P2"><text:span text:style-name="T4">röviden statusz</text:span></text:p>
      <text:p text:style-name="P2"><text:span text:style-name="T4"/></text:p>
      <text:p text:style-name="P2"><text:span text:style-name="T4">git grep</text:span></text:p>
      <text:p text:style-name="P2"><text:span text:style-name="T4">keresés fájli típusokban</text:span></text:p>
      <text:p text:style-name="P2"><text:span text:style-name="T4"/></text:p>
      <text:p text:style-name="P2"><text:span text:style-name="T4">git branch &lt;branch name&gt;</text:span></text:p>
      <text:p text:style-name="P2"><text:span text:style-name="T4">új ág létrehozása</text:span></text:p>
      <text:p text:style-name="P2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0M26S</meta:editing-duration>
    <meta:editing-cycles>22</meta:editing-cycles>
    <meta:generator>OpenOffice/4.1.12$Win32 OpenOffice.org_project/4112m1$Build-9809</meta:generator>
    <dc:date>2022-07-25T15:39:04.53</dc:date>
    <meta:document-statistic meta:table-count="0" meta:image-count="0" meta:object-count="0" meta:page-count="2" meta:paragraph-count="35" meta:word-count="224" meta:character-count="1432"/>
    <meta:user-defined meta:name="Info 1"/>
    <meta:user-defined meta:name="Info 2"/>
    <meta:user-defined meta:name="Info 3"/>
    <meta:user-defined meta:name="Info 4"/>
  </office:meta>
</office:document-meta>
</file>